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2a7b" officeooo:paragraph-rsid="001a2a7b"/>
    </style:style>
    <style:style style:name="P2" style:family="paragraph" style:parent-style-name="Standard" style:list-style-name="L1">
      <style:text-properties officeooo:rsid="001a2a7b" officeooo:paragraph-rsid="001a2a7b"/>
    </style:style>
    <style:style style:name="P3" style:family="paragraph" style:parent-style-name="Standard" style:list-style-name="L2">
      <style:text-properties officeooo:rsid="001a2a7b" officeooo:paragraph-rsid="001a2a7b"/>
    </style:style>
    <style:style style:name="P4" style:family="paragraph" style:parent-style-name="Standard" style:list-style-name="L3">
      <style:text-properties officeooo:rsid="001a2a7b" officeooo:paragraph-rsid="001a2a7b"/>
    </style:style>
    <style:style style:name="P5" style:family="paragraph" style:parent-style-name="Standard" style:list-style-name="L4">
      <style:text-properties officeooo:rsid="001a2a7b" officeooo:paragraph-rsid="001a2a7b"/>
    </style:style>
    <style:style style:name="P6" style:family="paragraph" style:parent-style-name="Standard" style:list-style-name="L5">
      <style:text-properties officeooo:rsid="001a2a7b" officeooo:paragraph-rsid="001a2a7b"/>
    </style:style>
    <style:style style:name="P7" style:family="paragraph" style:parent-style-name="Standard" style:list-style-name="L6">
      <style:text-properties officeooo:rsid="001a2a7b" officeooo:paragraph-rsid="001a2a7b"/>
    </style:style>
    <style:style style:name="P8" style:family="paragraph" style:parent-style-name="Standard" style:list-style-name="L6">
      <style:text-properties officeooo:rsid="001bf4fe" officeooo:paragraph-rsid="001bf4fe"/>
    </style:style>
    <style:style style:name="P9" style:family="paragraph" style:parent-style-name="Standard">
      <style:text-properties style:text-underline-style="none" officeooo:rsid="001bf4fe" officeooo:paragraph-rsid="001bf4fe"/>
    </style:style>
    <style:style style:name="P10" style:family="paragraph" style:parent-style-name="Standard">
      <style:text-properties style:text-underline-style="none" officeooo:rsid="001d3f60" officeooo:paragraph-rsid="001d3f60"/>
    </style:style>
    <style:style style:name="P11" style:family="paragraph" style:parent-style-name="Standard" style:list-style-name="L7">
      <style:text-properties style:text-underline-style="none" officeooo:rsid="001d3f60" officeooo:paragraph-rsid="001d3f60"/>
    </style:style>
    <style:style style:name="P12" style:family="paragraph" style:parent-style-name="Standard" style:list-style-name="L7">
      <style:text-properties style:text-underline-style="none" officeooo:rsid="001df071" officeooo:paragraph-rsid="001df0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nsHead:</text:p>
      <text:list xml:id="list3485925607" text:style-name="L1">
        <text:list-item>
          <text:p text:style-name="P2">HeadType</text:p>
        </text:list-item>
      </text:list>
      <text:list xml:id="list4149233459" text:style-name="L2">
        <text:list-item>
          <text:list>
            <text:list-item>
              <text:p text:style-name="P3">ClosedEyes</text:p>
            </text:list-item>
            <text:list-item>
              <text:p text:style-name="P3">NoEyes</text:p>
            </text:list-item>
            <text:list-item>
              <text:p text:style-name="P3">BlueEye</text:p>
            </text:list-item>
            <text:list-item>
              <text:p text:style-name="P3">Tired1</text:p>
            </text:list-item>
            <text:list-item>
              <text:p text:style-name="P3">Tired2</text:p>
            </text:list-item>
            <text:list-item>
              <text:p text:style-name="P3">Default</text:p>
            </text:list-item>
          </text:list>
        </text:list-item>
      </text:list>
      <text:p text:style-name="P1"/>
      <text:p text:style-name="P1">SansSweat:</text:p>
      <text:list xml:id="list2868173300" text:style-name="L3">
        <text:list-item>
          <text:p text:style-name="P4">Sweats</text:p>
          <text:list>
            <text:list-item>
              <text:p text:style-name="P4">0</text:p>
            </text:list-item>
            <text:list-item>
              <text:p text:style-name="P4">1</text:p>
            </text:list-item>
            <text:list-item>
              <text:p text:style-name="P4">2</text:p>
            </text:list-item>
            <text:list-item>
              <text:p text:style-name="P4">3</text:p>
            </text:list-item>
          </text:list>
        </text:list-item>
      </text:list>
      <text:p text:style-name="P1"/>
      <text:p text:style-name="P1">SansBody:</text:p>
      <text:list xml:id="list3300777703" text:style-name="L4">
        <text:list-item>
          <text:p text:style-name="P5">BodyType</text:p>
          <text:list>
            <text:list-item>
              <text:p text:style-name="P5">HandDown</text:p>
            </text:list-item>
            <text:list-item>
              <text:p text:style-name="P5">HandUp</text:p>
            </text:list-item>
            <text:list-item>
              <text:p text:style-name="P5">HandRight</text:p>
            </text:list-item>
            <text:list-item>
              <text:p text:style-name="P5">HandLeft</text:p>
            </text:list-item>
          </text:list>
        </text:list-item>
      </text:list>
      <text:p text:style-name="P1"/>
      <text:p text:style-name="P1">SansTorso:</text:p>
      <text:list xml:id="list4280293160" text:style-name="L5">
        <text:list-item>
          <text:p text:style-name="P6">TorsoType</text:p>
          <text:list>
            <text:list-item>
              <text:p text:style-name="P6">Default</text:p>
            </text:list-item>
            <text:list-item>
              <text:p text:style-name="P6">&lt;???&gt;</text:p>
            </text:list-item>
          </text:list>
        </text:list-item>
      </text:list>
      <text:p text:style-name="P1"/>
      <text:p text:style-name="P1">SansStab:</text:p>
      <text:list xml:id="list3695491543" text:style-name="L6">
        <text:list-item>
          <text:p text:style-name="P7">StabDirection</text:p>
          <text:list>
            <text:list-item>
              <text:p text:style-name="P8">0 = Right</text:p>
            </text:list-item>
            <text:list-item>
              <text:p text:style-name="P8">1 = Down</text:p>
            </text:list-item>
            <text:list-item>
              <text:p text:style-name="P8">2 = Left</text:p>
            </text:list-item>
            <text:list-item>
              <text:p text:style-name="P8">3 = Up</text:p>
            </text:list-item>
          </text:list>
        </text:list-item>
      </text:list>
      <text:p text:style-name="P9"/>
      <text:p text:style-name="P9"/>
      <text:p text:style-name="P10">CombatZoneResize:</text:p>
      <text:list xml:id="list2102079697" text:style-name="L7">
        <text:list-item>
          <text:p text:style-name="P11">XStart</text:p>
        </text:list-item>
        <text:list-item>
          <text:p text:style-name="P11">YStart</text:p>
        </text:list-item>
        <text:list-item>
          <text:p text:style-name="P11">XEnd</text:p>
        </text:list-item>
        <text:list-item>
          <text:p text:style-name="P11">YEnd </text:p>
        </text:list-item>
        <text:list-item>
          <text:p text:style-name="P12">TLResum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6:21:52.179108465</meta:creation-date>
    <dc:date>2019-02-11T19:12:33.305464061</dc:date>
    <meta:editing-duration>PT48M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6" meta:word-count="74" meta:character-count="287" meta:non-whitespace-character-count="278"/>
  </office:meta>
</office:document-meta>
</file>